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19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0.6097in"/>
    </style:style>
    <style:style style:name="Table1.C" style:family="table-column">
      <style:table-column-properties style:column-width="2.7965in"/>
    </style:style>
    <style:style style:name="Table1.D" style:family="table-column">
      <style:table-column-properties style:column-width="2.3174in"/>
    </style:style>
    <style:style style:name="Table1.A1" style:family="table-cell">
      <style:table-cell-properties style:vertical-align="middle" fo:padding="0.0382in" fo:border="none"/>
    </style:style>
    <style:style style:name="Table1.A2" style:family="table-cell">
      <style:table-cell-properties fo:padding="0.0382in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/>
    </style:style>
    <style:style style:name="P3" style:family="paragraph" style:parent-style-name="Standard">
      <style:paragraph-properties fo:text-align="justify" style:justify-single-word="false"/>
      <style:text-properties style:font-name="DejaVu Sans" officeooo:paragraph-rsid="001abe4f"/>
    </style:style>
    <style:style style:name="P4" style:family="paragraph" style:parent-style-name="Standard">
      <style:paragraph-properties fo:text-align="center" style:justify-single-word="false"/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" officeooo:paragraph-rsid="001abe4f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" fo:font-weight="bold" officeooo:paragraph-rsid="001abe4f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01abe4f" officeooo:paragraph-rsid="001abe4f"/>
    </style:style>
    <style:style style:name="P11" style:family="paragraph" style:parent-style-name="Standard">
      <style:paragraph-properties fo:text-align="center" style:justify-single-word="false"/>
      <style:text-properties style:font-name="DejaVu Sans" style:text-underline-style="solid" style:text-underline-width="auto" style:text-underline-color="font-color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DejaVu Sans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DejaVu Sans" officeooo:paragraph-rsid="001c09c6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ejaVu Sans" officeooo:paragraph-rsid="001abe4f"/>
    </style:style>
    <style:style style:name="P15" style:family="paragraph" style:parent-style-name="Standard">
      <style:paragraph-properties fo:text-align="justify" style:justify-single-word="false"/>
      <style:text-properties style:font-name="DejaVu Sans" officeooo:paragraph-rsid="001abe4f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DejaVu Sans" officeooo:rsid="001c09c6" officeooo:paragraph-rsid="001c09c6"/>
    </style:style>
    <style:style style:name="P17" style:family="paragraph" style:parent-style-name="Standard">
      <style:paragraph-properties fo:text-align="center" style:justify-single-word="false"/>
      <style:text-properties style:font-name="DejaVu Sans" officeooo:rsid="001f334a" officeooo:paragraph-rsid="001f334a"/>
    </style:style>
    <style:style style:name="P18" style:family="paragraph" style:parent-style-name="Heading_20_1">
      <style:text-properties style:font-name="DejaVu Sans"/>
    </style:style>
    <style:style style:name="T1" style:family="text">
      <style:text-properties officeooo:rsid="001a54e8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b2476"/>
    </style:style>
    <style:style style:name="T4" style:family="text">
      <style:text-properties style:font-name="DejaVu Sans" fo:font-style="italic" officeooo:rsid="001b2476" style:font-style-asian="italic" style:font-style-complex="italic"/>
    </style:style>
    <style:style style:name="T5" style:family="text">
      <style:text-properties style:font-name="DejaVu Sans" officeooo:rsid="001b2a8e"/>
    </style:style>
    <style:style style:name="T6" style:family="text">
      <style:text-properties style:font-name="DejaVu Sans" officeooo:rsid="000adb3a"/>
    </style:style>
    <style:style style:name="T7" style:family="text">
      <style:text-properties officeooo:rsid="000adb3a"/>
    </style:style>
    <style:style style:name="T8" style:family="text">
      <style:text-properties officeooo:rsid="001abe4f"/>
    </style:style>
    <style:style style:name="T9" style:family="text">
      <style:text-properties officeooo:rsid="001b2476"/>
    </style:style>
    <style:style style:name="T10" style:family="text">
      <style:text-properties officeooo:rsid="001c09c6"/>
    </style:style>
    <style:style style:name="T11" style:family="text">
      <style:text-properties officeooo:rsid="001f334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oduleMessaging</text:span> v. <text:span text:style-name="T1">1.1</text:span></text:p>
      <text:p text:style-name="P4">Orbiter aux library</text:p>
      <text:p text:style-name="P4"><text:a xlink:type="simple" xlink:href="http://sf.net/projects/enjomitchsorbit">http://sf.net/projects/enjomitchsorbit</text:a>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Copyright (C)</text:p>
          </table:table-cell>
          <table:table-cell table:style-name="Table1.A1" office:value-type="string">
            <text:p text:style-name="P4">201<text:span text:style-name="T1">4</text:span></text:p>
          </table:table-cell>
          <table:table-cell table:style-name="Table1.A1" office:value-type="string">
            <text:p text:style-name="P4">Szymon Ender "Enjo" </text:p>
          </table:table-cell>
          <table:table-cell table:style-name="Table1.A1" office:value-type="string">
            <text:p text:style-name="P11">ender-sz fat go2 pot pl</text:p>
          </table:table-cell>
        </table:table-row>
        <table:table-row>
          <table:table-cell table:style-name="Table1.A2" table:number-columns-spanned="4" office:value-type="string">
            <text:p text:style-name="P4">All rights reserved 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h text:style-name="P18" text:outline-level="1"><text:bookmark-start text:name="__RefHeading__222_1075092414"/>Intro<text:bookmark-end text:name="__RefHeading__222_1075092414"/></text:h>
      <text:p text:style-name="P10"><text:span text:style-name="T2">Are you tired of having to manually pass on launch variables from TransX's Escape Plan to Launch MFD or Manoeuvre mode's to BurnTimeCalcMFD (BTC) </text:span><text:span text:style-name="T3">when you just wanna </text:span><text:span text:style-name="T4">get there</text:span><text:span text:style-name="T2">? Look no further than on ModuleMessaging! Thanks to this library, each module can be a source of information for other modules, and each module can be a sink of the information, like in the example above.</text:span></text:p>
      <text:p text:style-name="P2"/>
      <text:p text:style-name="P3"><text:span text:style-name="T8">ModuleMessaging</text:span> is licensed under <text:span text:style-name="T11">L</text:span>GPL. It means that <text:span text:style-name="T11">you can even link your closed source addon</text:span> with <text:span text:style-name="T8">ModuleMessaging, as long as you link dynamically (like described in the Usage paragraph).</text:span></text:p>
      <text:p text:style-name="P2"/>
      <text:p text:style-name="P8">Never compile in the <text:span text:style-name="T8">ModuleMessaging's</text:span> code provided in the Samples directory, or <text:span text:style-name="T9">it will simply not work</text:span>. Instead, you have to link your code with the <text:span text:style-name="T8">ModuleMessaging</text:span>.lib library. The <text:span text:style-name="T8">ModuleMessaging's</text:span> code is there only to fulfill the <text:span text:style-name="T11">L</text:span>GPL license.</text:p>
      <text:h text:style-name="Heading_20_1" text:outline-level="1"><text:span text:style-name="T2">Usag</text:span><text:span text:style-name="T5">e</text:span></text:h>
      <text:p text:style-name="P2">To have your module <text:span text:style-name="T10">expose or read data from other modules, </text:span>follow these steps:</text:p>
      <text:list xml:id="list4176635301637501128" text:style-name="L1">
        <text:list-item>
          <text:p text:style-name="P13"><text:span text:style-name="T10">To expose data, d</text:span>erive your module from EnjoLib::<text:span text:style-name="T10">IMessagingSender</text:span>, available under include path &lt;EnjoLib/<text:span text:style-name="T10">IMessagingSender</text:span>.hpp&gt;</text:p>
        </text:list-item>
        <text:list-item>
          <text:p text:style-name="P12">Implement the pure virtual methods from the above interface.</text:p>
        </text:list-item>
        <text:list-item>
          <text:p text:style-name="P16">Use the EnjoLib::IMessagingSender 's public methods to send data.</text:p>
        </text:list-item>
        <text:list-item>
          <text:p text:style-name="P16">To read data, include &lt;EnjoLib/ModuleMessaging.hpp&gt; and use its public methods.</text:p>
        </text:list-item>
        <text:list-item>
          <text:p text:style-name="P14">Compile your source and link <text:span text:style-name="T8">ModuleMessaging</text:span>.lib</text:p>
        </text:list-item>
      </text:list>
      <text:p text:style-name="P3"/>
      <text:p text:style-name="P2"/>
      <text:p text:style-name="P2">For more details, check out the Doxygen documentation in doxygen dir.</text:p>
      <text:p text:style-name="P2"/>
      <text:p text:style-name="P7"/>
      <text:p text:style-name="P7"/>
      <text:p text:style-name="P7"/>
      <text:p text:style-name="P7"/>
      <text:p text:style-name="P9"/>
      <text:p text:style-name="P7"/>
      <text:p text:style-name="P17"><text:s/>ModuleMessaging is free software: you can redistribute it</text:p>
      <text:p text:style-name="P17"><text:s/>and/or modify it under the terms of the GNU Lesser General Public</text:p>
      <text:p text:style-name="P17"><text:s/>License as published by the Free Software Foundation, either version</text:p>
      <text:p text:style-name="P17"><text:s/>3 of the License, or (at your option) any later version.</text:p>
      <text:p text:style-name="P17"/>
      <text:p text:style-name="P17"><text:s/>ModuleMessaging is distributed in the hope that it will</text:p>
      <text:p text:style-name="P17"><text:s/>be useful, but WITHOUT ANY WARRANTY; without even the implied</text:p>
      <text:p text:style-name="P17"><text:s/>warranty of MERCHANTABILITY or FITNESS FOR A PARTICULAR PURPOSE.</text:p>
      <text:p text:style-name="P17"><text:s/>See the GNU Lesser General Public License for more details.</text:p>
      <text:p text:style-name="P17"/>
      <text:p text:style-name="P17"><text:s/>You should have received a copy of the GNU Lesser General Public</text:p>
      <text:p text:style-name="P17"><text:s/>License along with ModuleMessaging. If not, see</text:p>
      <text:p text:style-name="P17"><text:s/>&lt;http://www.gnu.org/licenses/&gt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20:13:18</meta:creation-date>
    <meta:generator>LibreOffice/4.1.4.2$Linux_X86_64 LibreOffice_project/410m0$Build-2</meta:generator>
    <dc:date>2014-01-26T11:01:05.943600563</dc:date>
    <meta:editing-duration>PT1H23M57S</meta:editing-duration>
    <meta:editing-cycles>19</meta:editing-cycles>
    <meta:document-statistic meta:table-count="1" meta:image-count="0" meta:object-count="0" meta:page-count="2" meta:paragraph-count="31" meta:word-count="334" meta:character-count="2165" meta:non-whitespace-character-count="1853"/>
  </office:meta>
</office:document-meta>
</file>